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style>
  </office:automatic-styles>
  <office:body>
    <office:text text:use-soft-page-breaks="true">
      <text:p text:style-name="P1"><text:span text:style-name="StrongEmphasis">Zvukový subsystém PC</text:span><text:line-break/>Zvukový subsystém počítače je klíčovou součástí moderních multimediálních systémů. Zajišťuje nejen přehrávání zvuku, ale také jeho záznam a digitální zpracování. Skládá se z několika hlavních komponent, mezi<text:s/>které patří mikrofon, zvuková karta a reproduktory (nebo sluchátka). Každá z těchto součástí má svou specifickou funkci, která přispívá ke kvalitě a možnostem zvukového výstupu i vstupu. V této práci se podrobněji podíváme na jednotlivé komponenty zvukového subsystému, jejich funkce, typy a moderní technologie, které jsou v této oblasti využívány.</text:p>
      <text:p text:style-name="HorizontalLine"/>
      <text:p text:style-name="Textbody"><text:span text:style-name="StrongEmphasis">Mikrofony</text:span><text:line-break/>Mikrofon je zařízení sloužící k zachycení zvuku a jeho převodu na elektrický signál. Mikrofony se liší podle principu snímání zvuku, konstrukce i oblasti použití. Jsou nezbytné pro záznam hlasu, hudby a dalších zvuků, a jejich kvalita má přímý vliv na výsledný zvukový výstup. Mezi základní parametry mikrofonů patří citlivost, frekvenční rozsah, impedance a odolnost vůči šumu.</text:p>
      <text:p text:style-name="Textbody">Mikrofony lze dělit z hlediska jejich použití na klopové mikrofony, které se používají při rozhovorech a televizní produkci, puškové mikrofony s úzkou směrovou charakteristikou vhodné pro záznam zvuku na dálku, nebo například studiové mikrofony pro profesionální nahrávání. Dále je možné je dělit podle směrové charakteristiky na kardioidní, superkardioidní, osmičkové nebo všesměrové typy. Z hlediska frekvenčního rozsahu se mikrofony liší svou schopností zachytit různá pásma – některé jsou optimalizované pro<text:s/>lidský hlas, jiné pro hudební nástroje nebo širokospektrální záznam.</text:p>
      <text:p text:style-name="HorizontalLine"/>
      <text:p text:style-name="Textbody"><text:span text:style-name="StrongEmphasis">Typy mikrofonů</text:span></text:p>
      <text:p text:style-name="Textbody"><text:span text:style-name="StrongEmphasis">Dynamické mikrofony</text:span><text:line-break/>Dynamické mikrofony jsou robustní a odolné, což je činí ideálními pro živé vystoupení a nahrávání v hlučném prostředí. Fungují na principu elektromagnetické indukce, kde zvukové vlny pohybují membránou a připojenou cívkou v magnetickém poli, čímž se generuje elektrický signál. Tyto mikrofony nepotřebují externí napájení a jsou méně citlivé na okolní ruchy, což je výhodné například při koncertech nebo nahrávání bicích nástrojů.</text:p>
      <text:p text:style-name="Textbody"><text:span text:style-name="StrongEmphasis">Kondenzátorové mikrofony</text:span><text:line-break/>Kondenzátorové mikrofony jsou vysoce citlivé a nabízejí širší frekvenční rozsah, což je činí vhodnými pro studiové nahrávání a profesionální vokální produkci. Fungují na principu změny kapacity kondenzátoru, což vyžaduje externí napájení (například fantomové napájení 48V). Tyto mikrofony jsou ideální pro zachycení jemných nuancí zvuku, ale jsou citlivější na vlhkost a mechanické poškození.</text:p>
      <text:p text:style-name="Textbody"><text:span text:style-name="StrongEmphasis">Elektretové mikrofony</text:span><text:line-break/>Elektretové mikrofony jsou běžné v mobilních telefonech, sluchátkách a noteboocích. Jsou lehké, energeticky nenáročné a často levnější než kondenzátorové mikrofony, přičemž stále poskytují kvalitní zvuk. Jejich konstrukce je založena na elektretovém materiálu, který udržuje trvalý elektrický náboj, což zjednodušuje jejich výrobu a snižuje náklady.</text:p>
      <text:p text:style-name="Textbody"><text:span text:style-name="StrongEmphasis">MEMS mikrofony</text:span><text:line-break/>Mikroelektromechanické systémy (MEMS) jsou moderní technologie využívané v malých zařízeních, jako jsou chytré telefony, tablety a bezdrátová sluchátka. Tyto mikrofony nabízejí vysokou citlivost a přesnost v malých rozměrech, což je činí ideálními pro integraci do kompaktních zařízení. MEMS mikrofony jsou také odolné vůči vibracím a teplotním změnám.</text:p>
      <text:p text:style-name="HorizontalLine"/>
      <text:p text:style-name="Textbody"><text:span text:style-name="StrongEmphasis">Zvuková karta – přenos a zpracování zvuku</text:span><text:line-break/>Zvuková karta je zprostředkovatel mezi mikrofonem, procesorem a reproduktory. Umožňuje záznam, úpravu a přehrávání zvuku. Moderní zvukové karty obsahují několik klíčových komponent, které zajišťují kvalitní zvukový výstup a vstup.</text:p>
      <text:p text:style-name="HorizontalLine"/>
      <text:p text:style-name="Textbody"><text:span text:style-name="StrongEmphasis">Hlavní komponenty zvukové karty</text:span></text:p>
      <text:p text:style-name="Textbody"><text:span text:style-name="StrongEmphasis">AD převodník (Analog-to-Digital Converter, ADC)</text:span><text:line-break/>AD převodník převádí analogový signál z mikrofonu na digitální data, která lze dále zpracovávat. Tento proces se označuje jako převod analogového signálu na digitální. Kvalita AD převodníku ovlivňuje věrnost záznamu, zejména v oblasti bitové hloubky a vzorkovací frekvence. Typickým příkladem je vzorkování signálu ve formě sinusovky, která je převáděna na digitální hodnoty.</text:p>
      <text:p text:style-name="Textbody"><text:span text:style-name="StrongEmphasis">DSP (Digital Signal Processor)</text:span><text:line-break/>DSP je specializovaný procesor určený pro zpracování zvuku. Provádí ekvalizaci, filtraci šumu, efekty, kompresi a další úpravy zvuku. DSP je klíčový pro profesionální zvukové karty, které nabízejí pokročilé funkce, jako je prostorový zvuk nebo redukce šumu.</text:p>
      <text:p text:style-name="Textbody"><text:span text:style-name="StrongEmphasis">DA převodník (Digital-to-Analog Converter, DAC)</text:span><text:line-break/>DA převodník převádí digitální zvuk zpět na analogový signál, který se pak přehrává na reproduktorech nebo sluchátkách. Kvalita DA převodníku má přímý vliv na čistotu a věrnost zvuku.</text:p>
      <text:p text:style-name="HorizontalLine"/>
      <text:p text:style-name="Textbody"><text:span text:style-name="StrongEmphasis">Typy zvukových karet</text:span></text:p>
      <text:p text:style-name="Textbody"><text:span text:style-name="StrongEmphasis">Integrované zvukové karty</text:span><text:line-break/>Integrované zvukové karty jsou součástí základní desky a obvykle postačují pro běžné uživatele, kteří<text:s/>nepotřebují vysokou kvalitu zvuku. Jsou levné a snadno dostupné, ale jejich výkon a kvalita jsou omezené.</text:p>
      <text:p text:style-name="Textbody"><text:span text:style-name="StrongEmphasis">Samostatné zvukové karty (PCIe, USB)</text:span><text:line-break/>Samostatné zvukové karty nabízejí lepší zvukovou kvalitu, širší frekvenční rozsah a pokročilé funkce, jako je podpora prostorového zvuku (surround sound) a vyšší bitová hloubka nahrávání a přehrávání. Jsou vhodné pro profesionální hudebníky, streamery a nadšence do her.</text:p>
      <text:p text:style-name="HorizontalLine"/>
      <text:p text:style-name="Textbody"><text:span text:style-name="StrongEmphasis">Reproduktory – přeměna signálu na zvuk</text:span><text:line-break/>Reproduktory převádějí elektrický signál na zvuk pomocí vibrující membrány, která vytváří zvukové vlny. Jsou klíčovým prvkem pro poslech hudby, filmů, her a dalších zvukových výstupů.</text:p>
      <text:p text:style-name="HorizontalLine"/>
      <text:p text:style-name="Textbody"><text:span text:style-name="StrongEmphasis">Princip fungování</text:span></text:p>
      <text:p text:style-name="Textbody"><text:span text:style-name="StrongEmphasis">Cívka a magnet</text:span><text:line-break/>Elektrický proud procházející cívkou v magnetickém poli vytváří pohyb membrány. Tento pohyb generuje zvukové vlny, které se šíří vzduchem a jsou vnímány lidským uchem.</text:p>
      <text:p text:style-name="Textbody"><text:span text:style-name="StrongEmphasis">Membrána</text:span><text:line-break/>Membrána je klíčovou součástí reproduktoru, která přeměňuje elektrickou energii na mechanickou a následně na zvuk. Kvalita membrány ovlivňuje čistotu a přesnost zvuku.</text:p>
      <text:p text:style-name="HorizontalLine"/>
      <text:p text:style-name="Textbody"><text:span text:style-name="StrongEmphasis">Parametry reproduktorů</text:span><text:line-break/>Výkon (Watt, W) udává maximální množství energie, kterou může reproduktor přijmout a přeměnit na zvuk. Vyšší výkon znamená hlasitější zvuk, ale také vyšší nároky na zdroj energie.<text:line-break/>Citlivost (dB/W/m) měří, jak hlasitě bude reproduktor hrát při určitém výkonu. Vyšší citlivost znamená efektivnější přeměnu energie na zvuk.<text:line-break/>Frekvenční rozsah (Hz – kHz) udává, jaké frekvence je reproduktor schopen přehrát. Čím širší rozsah, tím věrnější reprodukce zvuku.</text:p>
      <text:p text:style-name="HorizontalLine"/>
      <text:p text:style-name="Textbody"><text:span text:style-name="StrongEmphasis">Druhy reproduktorů</text:span></text:p>
      <text:p text:style-name="Textbody">Stereo reproduktory – dva kanály (levý a pravý) pro základní prostorový efekt.<text:line-break/>2.1 systémy – dva satelitní reproduktory a subwoofer pro lepší basový projev.<text:line-break/>5.1 a 7.1 systémy – prostorový zvuk vhodný pro domácí kina a herní sestavy.<text:line-break/>Bluetooth reproduktory – bezdrátové řešení s různou kvalitou zvuku, vhodné pro přenosné použití.</text:p>
      <text:p text:style-name="HorizontalLine"/>
      <text:p text:style-name="Textbody"><text:span text:style-name="StrongEmphasis">Moderní technologie ve zvukovém subsystému</text:span></text:p>
      <text:p text:style-name="Textbody">3D zvuk a prostorový zvuk – technologie jako Dolby Atmos a DTS:X vytvářejí realistický prostorový zvuk, což je důležité pro filmy a hry.<text:line-break/>ANC (Active Noise Cancellation) – aktivní potlačení hluku využívané ve sluchátkách, založené na generování protifáze zvukových vln.<text:line-break/>Hi-Res Audio – vyšší kvalita zvuku díky vyššímu vzorkování a bitové hloubce.<text:line-break/>Virtuální prostorový zvuk – simulace vícekanálového zvuku v běžných stereo sluchátkách, využívaná v herních headsetech a multimediálních zařízeních.</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adpis4" style:display-name="Nadpis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Zápatí" style:display-name="Zápatí" style:family="paragraph" style:parent-style-name="HeaderandFooter">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Zápatí" style:family="paragraph">
      <style:paragraph-properties fo:text-align="center"/>
    </style:style>
  </office:automatic-styles>
  <office:master-styles>
    <style:master-page style:name="MP0" style:page-layout-name="PL0">
      <style:footer>
        <text:p text:style-name="P2"><text:bookmark-start text:name="PageNumWizard_FOOTER_Výchozí_styl_stránk"/><text:page-number text:fixed="false">3</text:page-number><text:bookmark-end text:name="PageNumWizard_FOOTER_Výchozí_styl_stránk"/></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Bella Michal</dc:creator>
    <meta:creation-date>2025-04-07T17:14:00Z</meta:creation-date>
    <dc:date>2026-01-02T20:06:00Z</dc:date>
    <meta:template xlink:href="Normal.dotm" xlink:type="simple"/>
    <meta:editing-cycles>5</meta:editing-cycles>
    <meta:editing-duration>PT1080S</meta:editing-duration>
    <meta:document-statistic meta:page-count="1" meta:paragraph-count="29" meta:word-count="947" meta:character-count="6932" meta:row-count="109" meta:non-whitespace-character-count="6014"/>
  </office:meta>
</office:document-meta>
</file>